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5.0819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6.5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8">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0">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78">
          <table:table-cell table:number-columns-repeated="1024"/>
        </table:table-row>
        <table:table-row table:style-name="ro4">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30">00/00/0000</text:date>, <text:time style:data-style-name="N2" text:time-value="09:23:14.3789246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30T15:01:58.592599587</dc:date>
    <meta:editing-duration>P94DT18H31M27S</meta:editing-duration>
    <meta:editing-cycles>4139</meta:editing-cycles>
    <meta:generator>LibreOffice/6.4.7.2$Linux_X86_64 LibreOffice_project/40$Build-2</meta:generator>
    <meta:document-statistic meta:table-count="3" meta:cell-count="67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